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rew</text:p>
          </table:table-cell>
          <table:table-cell office:value-type="string" calcext:value-type="string">
            <text:p>passengers</text:p>
          </table:table-cell>
          <table:table-cell office:value-type="string" calcext:value-type="string">
            <text:p>new_cases</text:p>
          </table:table-cell>
        </table:table-row>
        <table:table-row table:style-name="ro1">
          <table:table-cell office:value-type="date" office:date-value="2020-02-06" calcext:value-type="date">
            <text:p>2020-02-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B2]+[.C2]"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2-07" calcext:value-type="date">
            <text:p>2020-02-0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[.B3]+[.C3]"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2-08" calcext:value-type="date">
            <text:p>2020-02-0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B4]+[.C4]"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2-09" calcext:value-type="date">
            <text:p>2020-02-0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[.B5]+[.C5]"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20-02-10" calcext:value-type="date">
            <text:p>2020-02-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B6]+[.C6]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2-11" calcext:value-type="date">
            <text:p>2020-02-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7]+[.C7]"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2-12" calcext:value-type="date">
            <text:p>2020-02-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8]+[.C8]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2-13" calcext:value-type="date">
            <text:p>2020-02-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9]+[.C9]"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2-14" calcext:value-type="date">
            <text:p>2020-02-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0]+[.C10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2-15" calcext:value-type="date">
            <text:p>2020-02-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1]+[.C1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2]+[.C1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7" calcext:value-type="date">
            <text:p>2020-02-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3]+[.C13]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2:Sheet1.D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0T11:18:34.097137592</meta:creation-date>
    <dc:date>2020-02-20T11:29:13.592939360</dc:date>
    <meta:editing-duration>PT9S</meta:editing-duration>
    <meta:editing-cycles>1</meta:editing-cycles>
    <meta:document-statistic meta:table-count="1" meta:cell-count="52" meta:object-count="0"/>
    <meta:generator>LibreOffice/6.4.0.3$Linux_X86_64 LibreOffice_project/40$Build-3</meta:generator>
  </office:meta>
</office:document-meta>
</file>